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ed94" officeooo:paragraph-rsid="0001ed94" style:font-size-asian="10pt" style:font-size-complex="10pt"/>
    </style:style>
    <style:style style:name="P2" style:family="paragraph" style:parent-style-name="Standard">
      <style:text-properties style:font-name="Courier 10 Pitch" fo:font-size="14pt" fo:font-weight="bold" officeooo:rsid="0001ed94" officeooo:paragraph-rsid="0001ed94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1ed94"/>
    </style:style>
    <style:style style:name="P4" style:family="paragraph" style:parent-style-name="Standard">
      <style:paragraph-properties fo:text-align="start" style:justify-single-word="false"/>
      <style:text-properties officeooo:paragraph-rsid="0001ed94"/>
    </style:style>
    <style:style style:name="T1" style:family="text">
      <style:text-properties style:font-name="Courier 10 Pitch" fo:font-size="10pt" officeooo:rsid="0001ed94" style:font-size-asian="10pt" style:font-size-complex="10pt"/>
    </style:style>
    <style:style style:name="T2" style:family="text">
      <style:text-properties style:font-name="Courier 10 Pitch" fo:font-size="10pt" officeooo:rsid="00037aeb" style:font-size-asian="10pt" style:font-size-complex="10pt"/>
    </style:style>
    <style:style style:name="T3" style:family="text">
      <style:text-properties style:font-name="Courier 10 Pitch" fo:font-size="10pt" officeooo:rsid="0004bc6a" style:font-size-asian="10pt" style:font-size-complex="10pt"/>
    </style:style>
    <style:style style:name="T4" style:family="text">
      <style:text-properties style:font-name="Courier 10 Pitch" fo:font-size="16pt" fo:font-weight="bold" officeooo:rsid="0001ed94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officeooo:rsid="00037aeb"/>
    </style:style>
    <style:style style:name="T7" style:family="text">
      <style:text-properties officeooo:rsid="0004b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NGE LOG: 2<text:span text:style-name="T7">6</text:span>/06/2015 </text:p>
      <text:p text:style-name="P2">CAMBIOS:</text:p>
      <text:p text:style-name="P1"/>
      <text:p text:style-name="P4"><text:span text:style-name="T4">1)</text:span><text:span text:style-name="T1"> Se </text:span><text:span text:style-name="T3">arreglo el script para usar timestamp</text:span></text:p>
      <text:p text:style-name="P1"/>
      <text:p text:style-name="P3"><text:span text:style-name="T4">2)</text:span><text:span text:style-name="T1"> </text:span><text:span text:style-name="T3">Se creo el manejador de ajax, ahora los request de ajax son manejados por el AjaxController.php</text:span></text:p>
      <text:p text:style-name="P1"/>
      <text:p text:style-name="P1"><text:span text:style-name="T5">3)</text:span> <text:span text:style-name="T7">Falta validar los ingresos con los nuevos formatos de fecha.</text:span></text:p>
      <text:p text:style-name="P1"/>
      <text:p text:style-name="P1"><text:span text:style-name="T5">4)</text:span> <text:span text:style-name="T7">Se creo unas clases globales con const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3:55:25.979268589</meta:creation-date>
    <dc:date>2015-06-26T02:18:17.384490473</dc:date>
    <meta:editing-duration>PT16M26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48" meta:character-count="282" meta:non-whitespace-character-count="239"/>
  </office:meta>
</office:document-meta>
</file>